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Courier New"/>
    </style:style>
    <style:style style:name="P2" style:family="paragraph" style:parent-style-name="Text_20_body">
      <style:text-properties style:font-name="Liberation Sans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QuickStart</text:h>
      <text:p text:style-name="P2">To get started and execute the data application, follow these simple steps:</text:p>
      <text:p text:style-name="P1"># cd ~</text:p>
      <text:p text:style-name="P1"># unzip ds-shorsman.zip</text:p>
      <text:p text:style-name="P2">&lt;copy heckle.tar.gz and jeckle.tar.gz logfiles into local ds-shorsman/data directory&gt;</text:p>
      <text:p text:style-name="P1"># cd ds-shorsman/bin</text:p>
      <text:p text:style-name="P1"># ./task0_workflow.sh (select Y to install R libraries)</text:p>
      <text:p text:style-name="P1"># ./task1_workflow.sh</text:p>
      <text:p text:style-name="P1"># ./task2_workflow.sh</text:p>
      <text:p text:style-name="P1"># ./task3_workflow.sh</text:p>
      <text:p text:style-name="P2">Results are saved into ds-shorsman/output directory:</text:p>
      <text:p text:style-name="P1"># cd ../output </text:p>
      <text:p text:style-name="P1"># ls -l </text:p>
      <text:p text:style-name="P1">total 17748 </text:p>
      <text:p text:style-name="P1">-rw-rw-r-- 1 stuart stuart <text:s text:c="2"/>272748 Sep 19 19:47 Task1Solution.csv </text:p>
      <text:p text:style-name="P1">-rw-rw-r-- 1 stuart stuart 17575311 Sep 19 19:47 Task2Solution.csv </text:p>
      <text:p text:style-name="P1">-rw-r--r-- 1 stuart stuart <text:s text:c="2"/>322391 Sep 19 19:47 Task3Solution.csv</text:p>
      <text:p text:style-name="P2">R scripts for all analysis can be found in ~/ds-shorsman/Rscripts. <text:s/>These scripts require certain CRAN libraries which will require manual installation by the user.</text:p>
      <text:p text:style-name="P1"># cd ../Rscripts</text:p>
      <text:p text:style-name="P1"># ls -l </text:p>
      <text:p text:style-name="P1">total 52 </text:p>
      <text:p text:style-name="P1">-rw-rw-r-- 1 certification certification <text:s/>8240 Sep 24 13:14 psFunctions.R </text:p>
      <text:p text:style-name="P1">-rw-rw-r-- 1 certification certification <text:s/>1193 Sep 24 13:14 Task0Analysis.R </text:p>
      <text:p text:style-name="P1">-rw-rw-r-- 1 certification certification <text:s/>6184 Sep 24 13:14 Task1Analysis.R </text:p>
      <text:p text:style-name="P1">-rw-rw-r-- 1 certification certification <text:s/>6893 Sep 24 13:14 Task1Solution.R </text:p>
      <text:p text:style-name="P1">-rw-rw-r-- 1 certification certification <text:s/>5818 Sep 24 13:14 Task2Analysis.R </text:p>
      <text:p text:style-name="P1">-rw-rw-r-- 1 certification certification 10592 Sep 24 13:14 Task3Analysis.R</text:p>
      <text:h text:style-name="Heading_20_3" text:outline-level="3"/>
      <text:h text:style-name="P4" text:outline-level="3">CCP Data Product</text:h>
      <text:p text:style-name="P2">The data product is made up of the following:</text:p>
      <text:p text:style-name="P2">./bin – contains the binaries required for running the data product.</text:p>
      <text:p text:style-name="P2">./output – contains the output created by the binary files.</text:p>
      <text:p text:style-name="P2">./docs – contains instructions, abstracts and general information about the data product.</text:p>
      <text:p text:style-name="P2">./data – contains configuration files and initial heckle and jeckle logfiles.</text:p>
      <text:p text:style-name="P2">./lib – contains the libraries required by the binaries for running the data product.</text:p>
      <text:p text:style-name="P2">./libjars – contains 3<text:span text:style-name="T1">rd</text:span> party libraries required by ../lib/task*.jar files.</text:p>
      <text:p text:style-name="P2">./Rlibs – contains R libraries required by the data product.</text:p>
      <text:p text:style-name="P2">./Rscripts – contains R scripts and analysis from the data product.</text:p>
      <text:p text:style-name="P2">./hql – contains Hive HQL scripts required by the data product.</text:p>
      <text:p text:style-name="P2">./src – contains all the src and test files used for the data product.</text:p>
      <text:p text:style-name="P2">./client – contains the Cloudera Machine Learning binaries and libraries.</text:p>
      <text:p text:style-name="P2">./mahout – contains the Mahout distribution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1T14:39:08</meta:creation-date>
    <dc:date>2013-09-25T08:21:44</dc:date>
    <meta:editing-duration>PT13M47S</meta:editing-duration>
    <meta:editing-cycles>5</meta:editing-cycles>
    <meta:generator>OpenOffice.org/3.4$Linux OpenOffice.org_project/340m1$Build-9590</meta:generator>
    <meta:document-statistic meta:table-count="0" meta:image-count="0" meta:object-count="0" meta:page-count="2" meta:paragraph-count="41" meta:word-count="315" meta:character-count="2166"/>
  </office:meta>
</office:document-meta>
</file>